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EZEKI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CONDEMNATION (20:1-32, 45-49; 21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CONDEMNATION (20:1-32, 45-49; 21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dictments (20:1-32, 45-49; 21:1-5, 24-3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ndictments (20:1-32, 45-49; 21:1-5, 24-3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Upon the people (20:1-32, 45-49; 21:1-5, 2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Upon the people (20:1-32, 45-49; 21:1-5, 2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Egypt (20:1-9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wilderness (20:10-2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n Canaan (20:27-28): They continued to blaspheme and betray God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n Ezekiel's time (20:29-32, 45-49; 21:1-5, 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indictments (20:1-32, 45-49; 21:1-5, 24-32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Upon the people (20:1-32, 45-49; 21:1-5, 2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Upon the prince (21:25-2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Upon the pagans (21:28-32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ISRAEL'S CONDEMNATION (20:1-32, 45-49; 21:1-32)<text:s text:c="1"/></text:span><text:span text:style-name="a501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indictments (20:1-32, 45-49; 21:1-5, 24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illustrations (21:6-2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-title-Title-Slide" presentation:presentation-page-layout-name="Master1-PPL1" draw:id="Slide-262">
        <draw:frame draw:id="id95" presentation:style-name="a518" draw:name="Title 1" svg:x="1.38in" svg:y="0.83in" svg:width="10.3in" svg:height="4.42in" presentation:class="title" presentation:placeholder="false">
          <draw:text-box>
            <text:p text:style-name="a517" text:class-names="" text:cond-style-name=""><text:span text:style-name="a515" text:class-names=""><text:s text:c="1"/>The illustrations (21:6-23):<text:s text:c="1"/></text:span><text:span text:style-name="a516" text:class-names=""/></text:p>
          </draw:text-box>
          <svg:title/>
          <svg:desc/>
        </draw:frame>
        <draw:frame draw:id="id96" presentation:style-name="a523" draw:name="Subtitle 2" svg:x="1.38in" svg:y="5.25in" svg:width="10.3in" svg:height="1.85in" presentation:class="subtitle" presentation:placeholder="false">
          <draw:text-box>
            <text:p text:style-name="a520" text:class-names="" text:cond-style-name=""><text:span text:style-name="a519" text:class-names=""><text:s text:c="1"/>First illustration (21:6-7)<text:s text:c="1"/></text:span></text:p>
            <text:p text:style-name="a522" text:class-names="" text:cond-style-name=""><text:span text:style-name="a521" text:class-names=""/></text:p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First illustration (21:6-7)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What he does (21:6)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What it means (21: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illustrations (21:6-23):<text:s text:c="1"/></text:span><text:span text:style-name="a541" text:class-names=""/></text:p>
          </draw:text-box>
          <svg:title/>
          <svg:desc/>
        </draw:frame>
        <draw:frame draw:id="id100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First illustration (21:6-7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econd illustration (21:8-12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Second illustration (21:8-12)<text:s text:c="1"/></text:span><text:span text:style-name="a556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What he does (21: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What it means (21:8-11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illustrations (21:6-23):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First illustration (21:6-7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Second illustration (21:8-12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rd illustration (21:13-17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ird illustration (21:13-17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What he does (21:13-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What it means (21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illustrations (21:6-23):<text:s text:c="1"/></text:span><text:span text:style-name="a604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First illustration (21:6-7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econd illustration (21:8-1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ird illustration (21:13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Fourth illustration (21:18-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Fourth illustration (21:18-23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What he does (21:18-2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What it means (21:22-2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illustrations (21:6-23):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illustration (21:6-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illustration (21:8-12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illustration (21:13-17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Fourth illustration (21:18-23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ISRAEL'S CONDEMNATION (20:1-32, 45-49; 21:1-32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indictments (20:1-32, 45-49; 21:1-5, 24-32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illustrations (21:6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EZEKIEL 20-21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ISRAEL'S CONDEMNATION (20:1-32, 45-49; 21:1-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ISRAEL'S RESTORATION (20:33-44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20-21</dc:title>
    <meta:initial-creator>David STRICKLAND</meta:initial-creator>
    <dc:creator>David STRICKLAND</dc:creator>
    <meta:creation-date>2020-02-23T23:12:27Z</meta:creation-date>
    <dc:date>2020-02-23T23:12:27Z</dc:date>
    <meta:template xlink:href="BibleStudy" xlink:type="simple"/>
    <meta:editing-cycles>1</meta:editing-cycles>
    <meta:editing-duration>PT0S</meta:editing-duration>
    <meta:document-statistic meta:paragraph-count="55" meta:word-count="415"/>
  </office:meta>
</office:document-meta>
</file>